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2in"/>
    </style:style>
    <style:style style:name="co2" style:family="table-column">
      <style:table-column-properties fo:break-before="auto" style:column-width="6.722in"/>
    </style:style>
    <style:style style:name="co3" style:family="table-column">
      <style:table-column-properties fo:break-before="auto" style:column-width="3.2161in"/>
    </style:style>
    <style:style style:name="co4" style:family="table-column">
      <style:table-column-properties fo:break-before="auto" style:column-width="3.0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uploads/488762capture.jpg 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uploads/485289img_9632.jpg 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ploads/413919img_9623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668220img_9613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690525img_9609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690525img_9609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306421img_9600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651822img_9593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832149img_9576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151329img_9566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797219img_9561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30949img_9548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343798img_9548.jp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896119img_1901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46306img-20190411-wa0007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913373img-20190411-wa0003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299410img-20190412-wa0014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497983img-20190206-wa0004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577475img-20190206-wa0003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342421img-20190913-wa0060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144665img-20190919-wa0003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496944img-20190903-wa0012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491923img-20190913-wa0054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545475img-20190913-wa0061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422155img-20190802-wa0032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370554img-20190913-wa0071.jpg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loads/425841img-20190325-wa0005.jpg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loads/387452whatsapp image 2019-10-17 at 12.06.46 pm (1).jpe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s/158320award.jpeg </text:p>
          </table:table-cell>
          <table:table-cell table:number-columns-repeated="4"/>
        </table:table-row>
        <table:table-row table:style-name="ro1" table:number-rows-repeated="3">
          <table:table-cell table:style-name="ce3"/>
          <table:table-cell table:style-name="ce4"/>
          <table:table-cell table:number-columns-repeated="3"/>
        </table:table-row>
        <table:table-row table:style-name="ro4" table:number-rows-repeated="6">
          <table:table-cell table:style-name="ce4" table:number-columns-repeated="2"/>
          <table:table-cell table:number-columns-repeated="3"/>
        </table:table-row>
        <table:table-row table:style-name="ro4"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6:19:52.787000000</meta:creation-date>
    <dc:date>2023-07-19T17:09:44.847000000</dc:date>
    <meta:editing-duration>PT16M33S</meta:editing-duration>
    <meta:editing-cycles>9</meta:editing-cycles>
    <meta:generator>LibreOffice/7.1.5.2$Windows_X86_64 LibreOffice_project/85f04e9f809797b8199d13c421bd8a2b025d52b5</meta:generator>
    <meta:document-statistic meta:table-count="1" meta:cell-count="29" meta:object-count="0"/>
  </office:meta>
</office:document-meta>
</file>